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72902816513682184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94854474922697752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35757473145095598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95529000547732756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00564626592811720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280042663796242892"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139004775487710156"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552356616429897710"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89343" text:continue-list="list8139004775487710156"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48536218257609724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88300"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10109"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03711"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08746"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89700"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6.75 miles running 0.25 miles walking</text:p>
      <text:p text:style-name="P79">I ran and walked 7 miles on hilly roads and averaged about 12:30/miles. Ave HR: 115 </text:p>
      <text:p text:style-name="P10"/>
      <text:p text:style-name="P10"/>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27031623178941498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7T16:47:35.24</dc:date>
    <dc:creator>James Lombardi</dc:creator>
    <meta:editing-duration>P9DT23H50M56S</meta:editing-duration>
    <meta:editing-cycles>858</meta:editing-cycles>
    <meta:generator>OpenOffice/4.1.2$Win32 OpenOffice.org_project/412m3$Build-9782</meta:generator>
    <meta:document-statistic meta:table-count="0" meta:image-count="9" meta:object-count="0" meta:page-count="96" meta:paragraph-count="2597" meta:word-count="29390" meta:character-count="150274"/>
  </office:meta>
</office:document-meta>
</file>